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99cm" table:align="margins" style:writing-mode="lr-tb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0d59ae" style:font-size-asian="14pt" style:font-size-complex="14pt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59fc2" style:font-size-asian="14pt" style:font-size-complex="14pt"/>
    </style:style>
    <style:style style:name="P5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6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124f76" officeooo:paragraph-rsid="00124f76" style:font-size-asian="14pt" style:font-size-complex="14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Liberation Serif" fo:font-size="14pt" officeooo:paragraph-rsid="00159fc2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4pt" officeooo:paragraph-rsid="00159fc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4pt" officeooo:rsid="00188d82" officeooo:paragraph-rsid="00159fc2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4pt" officeooo:rsid="001e8555" officeooo:paragraph-rsid="00159fc2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4pt" officeooo:rsid="001fa776" officeooo:paragraph-rsid="00159fc2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4pt" officeooo:rsid="0019018a" officeooo:paragraph-rsid="00159fc2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9018a" officeooo:paragraph-rsid="00159fc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159fc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9018a" officeooo:paragraph-rsid="00189399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4pt" officeooo:rsid="001fa776" officeooo:paragraph-rsid="00159fc2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4pt" officeooo:rsid="00188d82" officeooo:paragraph-rsid="00159fc2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4pt" officeooo:paragraph-rsid="00159fc2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4pt" officeooo:rsid="0019018a" officeooo:paragraph-rsid="00159fc2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4pt" officeooo:rsid="00189399" officeooo:paragraph-rsid="00189399" style:font-size-asian="14pt" style:font-size-complex="14pt"/>
    </style:style>
    <style:style style:name="T1" style:family="text">
      <style:text-properties officeooo:rsid="00124f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4f76" style:font-weight-asian="bold" style:font-weight-complex="bold"/>
    </style:style>
    <style:style style:name="T4" style:family="text">
      <style:text-properties fo:font-weight="bold" officeooo:rsid="001c241a" style:font-weight-asian="bold" style:font-weight-complex="bold"/>
    </style:style>
    <style:style style:name="T5" style:family="text">
      <style:text-properties fo:font-weight="bold" officeooo:rsid="001e8555" style:font-weight-asian="bold" style:font-weight-complex="bold"/>
    </style:style>
    <style:style style:name="T6" style:family="text">
      <style:text-properties fo:font-weight="bold" officeooo:rsid="001df182" style:font-weight-asian="bold" style:font-weight-complex="bold"/>
    </style:style>
    <style:style style:name="T7" style:family="text">
      <style:text-properties fo:font-weight="bold" officeooo:rsid="002138a7" style:font-weight-asian="bold" style:font-weight-complex="bold"/>
    </style:style>
    <style:style style:name="T8" style:family="text">
      <style:text-properties fo:font-weight="bold" officeooo:rsid="00189399" style:font-weight-asian="bold" style:font-weight-complex="bold"/>
    </style:style>
    <style:style style:name="T9" style:family="text">
      <style:text-properties fo:language="en" fo:country="US" fo:font-weight="bold" officeooo:rsid="00159fc2" style:font-weight-asian="bold" style:font-weight-complex="bold"/>
    </style:style>
    <style:style style:name="T10" style:family="text">
      <style:text-properties fo:language="en" fo:country="US" officeooo:rsid="000d59ae"/>
    </style:style>
    <style:style style:name="T11" style:family="text">
      <style:text-properties fo:language="en" fo:country="US" officeooo:rsid="00124f76"/>
    </style:style>
    <style:style style:name="T12" style:family="text">
      <style:text-properties officeooo:rsid="000d59ae"/>
    </style:style>
    <style:style style:name="T13" style:family="text">
      <style:text-properties officeooo:rsid="00188d82"/>
    </style:style>
    <style:style style:name="T14" style:family="text">
      <style:text-properties officeooo:rsid="001fa776"/>
    </style:style>
    <style:style style:name="T15" style:family="text">
      <style:text-properties officeooo:rsid="002138a7"/>
    </style:style>
    <style:style style:name="T16" style:family="text">
      <style:text-properties officeooo:rsid="001b37d3"/>
    </style:style>
    <style:style style:name="T17" style:family="text">
      <style:text-properties officeooo:rsid="00159fc2"/>
    </style:style>
    <style:style style:name="T18" style:family="text">
      <style:text-properties officeooo:rsid="001893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<text:line-break/>РОССИЙСКОЙ ФЕДЕРАЦИИ</text:p>
      <text:p text:style-name="P1">Федеральное государственное автономное образовательное учреждение <text:line-break/>высшего образования</text:p>
      <text:p text:style-name="P1">«КРЫМСКИЙ ФЕДЕРАЛЬНЫЙ УНИВЕРСИТЕТ им. В. И. ВЕРНАДСКОГО»</text:p>
      <text:p text:style-name="P1">ФИЗИКО-ТЕХНИЧЕСКИЙ ИНСТИТУТ</text:p>
      <text:p text:style-name="P1">Кафедра компьютерной инженерии и моделирования</text:p>
      <text:p text:style-name="P1"/>
      <text:p text:style-name="P1"/>
      <text:p text:style-name="P1"/>
      <text:p text:style-name="P5"/>
      <text:p text:style-name="P1"><text:span text:style-name="T2">ОТЧЕТ ПО ПРАКТИЧЕСКОМУ ЗАДАНИЮ №</text:span><text:span text:style-name="T9">1</text:span></text:p>
      <text:p text:style-name="P1"><text:span text:style-name="T2"/></text:p>
      <text:p text:style-name="P1"/>
      <text:p text:style-name="P1"/>
      <text:p text:style-name="P1"/>
      <text:p text:style-name="P1">Практическая работа</text:p>
      <text:p text:style-name="P1">по дисциплине «Основы информационной безопасности» </text:p>
      <text:p text:style-name="P1">студента <text:span text:style-name="T17">3</text:span> курса группы <text:span text:style-name="T12">ИВТ</text:span>-б-о-2<text:span text:style-name="T1">22</text:span><text:span text:style-name="T10">(</text:span><text:span text:style-name="T11">2</text:span><text:span text:style-name="T10">)</text:span></text:p>
      <text:p text:style-name="P6">Чудопалова Богдана Андреевича</text:p>
      <text:p text:style-name="P1"/>
      <text:p text:style-name="P2"><text:s/>09.03.0<text:span text:style-name="T1">1</text:span> «<text:span text:style-name="T1">Информатика и вычислительная техника</text:span>» </text:p>
      <text:p text:style-name="P1"/>
      <text:p text:style-name="P1"/>
      <text:p text:style-name="P5"/>
      <text:p text:style-name="P5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Симферополь, <text:span text:style-name="T1">2024</text:span></text:p>
      <text:p text:style-name="P7"><text:span text:style-name="T1"><text:s text:c="2"/></text:span><text:span text:style-name="T3"><text:tab/>Рейтинг компаний в области ИБ на рынке РФ, исходя из выручки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8">№</text:p>
          </table:table-cell>
          <table:table-cell table:style-name="Таблица1.A1" office:value-type="string">
            <text:p text:style-name="P8">Название</text:p>
          </table:table-cell>
          <table:table-cell table:style-name="Таблица1.A1" office:value-type="string">
            <text:p text:style-name="P8">Выручка в <text:span text:style-name="T13">2023</text:span></text:p>
          </table:table-cell>
          <table:table-cell table:style-name="Таблица1.D1" office:value-type="string">
            <text:p text:style-name="P8">Специализация</text:p>
          </table:table-cell>
        </table:table-row>
        <table:table-row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11">Softline</text:p>
          </table:table-cell>
          <table:table-cell table:style-name="Таблица1.A2" office:value-type="string">
            <text:p text:style-name="P9">2<text:span text:style-name="T14">3</text:span>.<text:span text:style-name="T14">6</text:span> млрд. руб.</text:p>
          </table:table-cell>
          <table:table-cell table:style-name="Таблица1.D2" office:value-type="string">
            <text:p text:style-name="P20">Интегратор</text:p>
          </table:table-cell>
        </table:table-row>
        <table:table-row>
          <table:table-cell table:style-name="Таблица1.A2" office:value-type="string">
            <text:p text:style-name="P20">2</text:p>
          </table:table-cell>
          <table:table-cell table:style-name="Таблица1.A2" office:value-type="string">
            <text:p text:style-name="P9">Positive Technologies</text:p>
          </table:table-cell>
          <table:table-cell table:style-name="Таблица1.A2" office:value-type="string">
            <text:p text:style-name="P9">22.2 млрд. руб.</text:p>
          </table:table-cell>
          <table:table-cell table:style-name="Таблица1.D2" office:value-type="string">
            <text:p text:style-name="P9">Вендор</text:p>
          </table:table-cell>
        </table:table-row>
        <table:table-row>
          <table:table-cell table:style-name="Таблица1.A2" office:value-type="string">
            <text:p text:style-name="P20">3</text:p>
          </table:table-cell>
          <table:table-cell table:style-name="Таблица1.A2" office:value-type="string">
            <text:p text:style-name="P8">Солар</text:p>
          </table:table-cell>
          <table:table-cell table:style-name="Таблица1.A2" office:value-type="string">
            <text:p text:style-name="P12">17.3 млрд. руб.</text:p>
          </table:table-cell>
          <table:table-cell table:style-name="Таблица1.D2" office:value-type="string">
            <text:p text:style-name="P8">Вендор, интегратор</text:p>
          </table:table-cell>
        </table:table-row>
        <table:table-row>
          <table:table-cell table:style-name="Таблица1.A2" office:value-type="string">
            <text:p text:style-name="P20">4</text:p>
          </table:table-cell>
          <table:table-cell table:style-name="Таблица1.A2" office:value-type="string">
            <text:p text:style-name="P9">Код безопасность</text:p>
          </table:table-cell>
          <table:table-cell table:style-name="Таблица1.A2" office:value-type="string">
            <text:p text:style-name="P12">9.2 млрд. руб.</text:p>
          </table:table-cell>
          <table:table-cell table:style-name="Таблица1.D2" office:value-type="string">
            <text:p text:style-name="P9">Интегратор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2"/>
          </table:table-cell>
          <table:table-cell table:style-name="Таблица1.D2" office:value-type="string">
            <text:p text:style-name="P9"/>
          </table:table-cell>
        </table:table-row>
      </table:table>
      <text:p text:style-name="P14">Краткая характеристика каждой из компаний:</text:p>
      <text:p text:style-name="P15"><text:span text:style-name="T8">1</text:span><text:span text:style-name="T7">. </text:span><text:span text:style-name="T2">Компания Softline</text:span> — это крупный российский интегратор ИТ-решений и услуг, работающий в области информационных технологий и цифровых решений, компания основана в 1993 году. Решения в области кибербезопасности от Softline:</text:p>
      <text:p text:style-name="P15">Защита от внешних угроз - решения для защиты от атак: Softline предлагает инструменты для предотвращения внешних угроз, таких как DDoS-атаки, фишинг и вредоносные программы. Эти решения помогают защитить корпоративные сети и данные от злоумышленников.</text:p>
      <text:p text:style-name="P15"><text:span text:style-name="T1">Управление уязвимостями - Softline предоставляет решения для выявления и оценки уязвимостей в ИТ-инфраструктуре, что позволяет своевременно принимать меры по устранению потенциальных угроз. Обнаружение и реагирование на угрозы (EDR) - системы EDR (Endpoint Detection and Response) - эти системы помогают в мониторинге, обнаружении и реагировании на инциденты безопасности на конечных устройствах, таких как рабочие станции и серверы. </text:span></text:p>
      <text:p text:style-name="P13"><text:span text:style-name="T8">2</text:span><text:span text:style-name="T4">. </text:span><text:span text:style-name="T2">Компания Positive Technologies</text:span> — российская компания, специализирующаяся на кибербезопасности и информационных технологиях. Основное направление деятельности компании — разработка решений для защиты информационных систем и сетей от киберугроз, включая вредоносные программы, хакерские атаки и внутренние угрозы.</text:p>
      <text:p text:style-name="P13">Основные проекты и продукты: PT Network Attack Discovery (PT NAD) - решение для обнаружения и анализа сетевых атак. PT Application Firewall (PT AFW) - система веб-защиты, которая обеспечивает защиту веб-приложений от различных типов атак. PT Industrial Security (PT IS) - решение для обеспечения безопасности промышленных систем управления (ICS/SCADA). Помогает защитить критическую инфраструктуру от киберугроз и атак на системы управления производственными процессами. PT XDR (Extended Detection and Response) - платформа для расширенного обнаружения и реагирования на угрозы, которая объединяет данные из различных источников, таких как сети, конечные устройства и облачные сервисы, для обеспечения комплексной защиты. PT Sandbox - система для анализа подозрительных файлов и программ <text:soft-page-break/>в изолированной среде (песочнице), что позволяет выявлять новые и неизвестные угрозы без риска для основной системы.</text:p>
      <text:p text:style-name="P13"><text:span text:style-name="T5">3</text:span><text:span text:style-name="T6">. </text:span><text:span text:style-name="T2">Компания Солар (Solar Security) </text:span>— российская компания, специализирующаяся на решениях в области информационной безопасности и управления ИТ-инфраструктурой. Основное направление компании - предоставление решений и услуг для защиты информационных систем от различных угроз, таких как вирусы, хакерские атаки, шпионские программы и внутренние угрозы. Также компания проводит аудит и консалтинг - Солар проводит аудит информационной безопасности, оценивает уязвимости и разрабатывает рекомендации по улучшению защиты и соответствию нормативным требованиям.</text:p>
      <text:p text:style-name="P13">Основные проекты и продукты: Solar Security - флагманский продукт компании, комплексное решение для защиты от киберугроз, включающее в себя средства для обнаружения и предотвращения атак, защиту от вредоносного ПО, системы для мониторинга и анализа безопасности. Solar Firewall - решение для защиты сети, которое включает в себя функции фильтрации трафика, управления доступом и обнаружения вторжений. Обеспечивает защиту от внешних атак и угроз.</text:p>
      <text:p text:style-name="P13"><text:span text:style-name="T5">4</text:span><text:span text:style-name="T6">. </text:span><text:span text:style-name="T2">Компания Код Безопасность </text:span>— российская компания, специализирующаяся на решениях в области информационной безопасности и защиты данных. Основное внимание уделяется разработке программных решений, обеспечивающих безопасность корпоративных и государственных ИТ-инфраструктур. Основное направление деятельности компании включает разработку и внедрение решений для защиты от киберугроз, таких как вирусы, атаки и утечки данных. Основные проекты и продукты:</text:p>
      <text:p text:style-name="P13">Код Секьюрити (Code Security) - комплексное решение для защиты информационных систем от угроз, включая антивирусные технологии, средства обнаружения и предотвращения атак, а также системы мониторинга и анализа угроз. Код Шифрование (Code Encryption) - решение для защиты данных через шифрование. Включает в себя как симметричное, так и асимметричное шифрование для обеспечения конфиденциальности и целостности данных.</text:p>
      <text:p text:style-name="P13">Код SIEM (Code SIEM) - решение для управления информацией о безопасности и событиями, которое позволяет собирать и анализировать данные о событиях безопасности для своевременного реагирования на инциденты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24.2.6.2$Linux_X86_64 LibreOffice_project/8e9a753d9daaea75c34b417ba1bdf556bf2fc5b3</meta:generator>
    <meta:document-statistic meta:table-count="1" meta:image-count="0" meta:object-count="0" meta:page-count="3" meta:paragraph-count="44" meta:word-count="637" meta:character-count="5014" meta:non-whitespace-character-count="4408"/>
    <meta:template xlink:type="simple" xlink:actuate="onRequest" xlink:title="Normal.dotm" xlink:href=""/>
  </office:meta>
</office:document-meta>
</file>